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54cm"/>
    </style:style>
    <style:style style:name="co2" style:family="table-column">
      <style:table-column-properties fo:break-before="auto" style:column-width="3.4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mg5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 coord</text:p>
          </table:table-cell>
          <table:table-cell office:value-type="string" calcext:value-type="string">
            <text:p>y coord</text:p>
          </table:table-cell>
          <table:table-cell office:value-type="string" calcext:value-type="string">
            <text:p>brightness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698.219006440754" calcext:value-type="float">
            <text:p>698.219006440754</text:p>
          </table:table-cell>
          <table:table-cell office:value-type="float" office:value="554.443848442022" calcext:value-type="float">
            <text:p>554.443848442022</text:p>
          </table:table-cell>
          <table:table-cell office:value-type="float" office:value="8.53979991300565" calcext:value-type="float">
            <text:p>8.53979991300565</text:p>
          </table:table-cell>
          <table:table-cell/>
          <table:table-cell office:value-type="float" office:value="698.1239014" calcext:value-type="float">
            <text:p>698.1239014</text:p>
          </table:table-cell>
          <table:table-cell office:value-type="float" office:value="554.3025513" calcext:value-type="float">
            <text:p>554.3025513</text:p>
          </table:table-cell>
          <table:table-cell table:formula="of:=[.A2]-[.E2]" office:value-type="float" office:value="0.095105040753765" calcext:value-type="float">
            <text:p>0.095105040753765</text:p>
          </table:table-cell>
          <table:table-cell table:formula="of:=[.B2]-[.F2]" office:value-type="float" office:value="0.141297142021699" calcext:value-type="float">
            <text:p>0.141297142021699</text:p>
          </table:table-cell>
        </table:table-row>
        <table:table-row table:style-name="ro2">
          <table:table-cell office:value-type="float" office:value="683.253237825618" calcext:value-type="float">
            <text:p>683.253237825618</text:p>
          </table:table-cell>
          <table:table-cell office:value-type="float" office:value="253.132292991825" calcext:value-type="float">
            <text:p>253.132292991825</text:p>
          </table:table-cell>
          <table:table-cell office:value-type="float" office:value="3.96143250688705" calcext:value-type="float">
            <text:p>3.96143250688705</text:p>
          </table:table-cell>
          <table:table-cell/>
          <table:table-cell office:value-type="float" office:value="683.241333" calcext:value-type="float">
            <text:p>683.241333</text:p>
          </table:table-cell>
          <table:table-cell office:value-type="float" office:value="253.1460724" calcext:value-type="float">
            <text:p>253.1460724</text:p>
          </table:table-cell>
          <table:table-cell table:formula="of:=[.A3]-[.E3]" office:value-type="float" office:value="0.0119048256181031" calcext:value-type="float">
            <text:p>0.0119048256181031</text:p>
          </table:table-cell>
          <table:table-cell table:formula="of:=[.B3]-[.F3]" office:value-type="float" office:value="-0.0137794081745994" calcext:value-type="float">
            <text:p>-0.0137794081745994</text:p>
          </table:table-cell>
        </table:table-row>
        <table:table-row table:style-name="ro2">
          <table:table-cell office:value-type="float" office:value="658.307086312697" calcext:value-type="float">
            <text:p>658.307086312697</text:p>
          </table:table-cell>
          <table:table-cell office:value-type="float" office:value="480.327843510374" calcext:value-type="float">
            <text:p>480.327843510374</text:p>
          </table:table-cell>
          <table:table-cell office:value-type="float" office:value="3.94938016528926" calcext:value-type="float">
            <text:p>3.94938016528926</text:p>
          </table:table-cell>
          <table:table-cell/>
          <table:table-cell office:value-type="float" office:value="658.3480225" calcext:value-type="float">
            <text:p>658.3480225</text:p>
          </table:table-cell>
          <table:table-cell office:value-type="float" office:value="480.2240906" calcext:value-type="float">
            <text:p>480.2240906</text:p>
          </table:table-cell>
          <table:table-cell table:formula="of:=[.A4]-[.E4]" office:value-type="float" office:value="-0.0409361873028047" calcext:value-type="float">
            <text:p>-0.0409361873028047</text:p>
          </table:table-cell>
          <table:table-cell table:formula="of:=[.B4]-[.F4]" office:value-type="float" office:value="0.103752910374283" calcext:value-type="float">
            <text:p>0.103752910374283</text:p>
          </table:table-cell>
        </table:table-row>
        <table:table-row table:style-name="ro2">
          <table:table-cell office:value-type="float" office:value="615.21531860799" calcext:value-type="float">
            <text:p>615.21531860799</text:p>
          </table:table-cell>
          <table:table-cell office:value-type="float" office:value="304.814619369082" calcext:value-type="float">
            <text:p>304.814619369082</text:p>
          </table:table-cell>
          <table:table-cell office:value-type="float" office:value="2.00137741046832" calcext:value-type="float">
            <text:p>2.00137741046832</text:p>
          </table:table-cell>
          <table:table-cell/>
          <table:table-cell office:value-type="float" office:value="615.2064209" calcext:value-type="float">
            <text:p>615.2064209</text:p>
          </table:table-cell>
          <table:table-cell office:value-type="float" office:value="304.6550903" calcext:value-type="float">
            <text:p>304.6550903</text:p>
          </table:table-cell>
          <table:table-cell table:formula="of:=[.A5]-[.E5]" office:value-type="float" office:value="0.00889770798960399" calcext:value-type="float">
            <text:p>0.00889770798960399</text:p>
          </table:table-cell>
          <table:table-cell table:formula="of:=[.B5]-[.F5]" office:value-type="float" office:value="0.159529069081941" calcext:value-type="float">
            <text:p>0.159529069081941</text:p>
          </table:table-cell>
        </table:table-row>
        <table:table-row table:style-name="ro2">
          <table:table-cell office:value-type="float" office:value="565.718598832126" calcext:value-type="float">
            <text:p>565.718598832126</text:p>
          </table:table-cell>
          <table:table-cell office:value-type="float" office:value="262.929831099448" calcext:value-type="float">
            <text:p>262.929831099448</text:p>
          </table:table-cell>
          <table:table-cell office:value-type="float" office:value="1.7396694214876" calcext:value-type="float">
            <text:p>1.7396694214876</text:p>
          </table:table-cell>
          <table:table-cell/>
          <table:table-cell office:value-type="float" office:value="565.5980225" calcext:value-type="float">
            <text:p>565.5980225</text:p>
          </table:table-cell>
          <table:table-cell office:value-type="float" office:value="262.9198608" calcext:value-type="float">
            <text:p>262.9198608</text:p>
          </table:table-cell>
          <table:table-cell table:formula="of:=[.A6]-[.E6]" office:value-type="float" office:value="0.120576332126234" calcext:value-type="float">
            <text:p>0.120576332126234</text:p>
          </table:table-cell>
          <table:table-cell table:formula="of:=[.B6]-[.F6]" office:value-type="float" office:value="0.00997029944818451" calcext:value-type="float">
            <text:p>0.00997029944818451</text:p>
          </table:table-cell>
        </table:table-row>
        <table:table-row table:style-name="ro1">
          <table:table-cell office:value-type="float" office:value="1018.37831606502" calcext:value-type="float">
            <text:p>1018.37831606502</text:p>
          </table:table-cell>
          <table:table-cell office:value-type="float" office:value="668.010948865415" calcext:value-type="float">
            <text:p>668.010948865415</text:p>
          </table:table-cell>
          <table:table-cell office:value-type="float" office:value="1.50275482093664" calcext:value-type="float">
            <text:p>1.50275482093664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222.128748268651" calcext:value-type="float">
            <text:p>222.128748268651</text:p>
          </table:table-cell>
          <table:table-cell office:value-type="float" office:value="633.194801417073" calcext:value-type="float">
            <text:p>633.194801417073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222.1106567" calcext:value-type="float">
            <text:p>222.1106567</text:p>
          </table:table-cell>
          <table:table-cell office:value-type="float" office:value="633.2582397" calcext:value-type="float">
            <text:p>633.2582397</text:p>
          </table:table-cell>
          <table:table-cell table:formula="of:=[.A8]-[.E8]" office:value-type="float" office:value="0.0180915686508456" calcext:value-type="float">
            <text:p>0.0180915686508456</text:p>
          </table:table-cell>
          <table:table-cell table:formula="of:=[.B8]-[.F8]" office:value-type="float" office:value="-0.0634382829268816" calcext:value-type="float">
            <text:p>-0.0634382829268816</text:p>
          </table:table-cell>
        </table:table-row>
        <table:table-row table:style-name="ro2">
          <table:table-cell office:value-type="float" office:value="469.885979061944" calcext:value-type="float">
            <text:p>469.885979061944</text:p>
          </table:table-cell>
          <table:table-cell office:value-type="float" office:value="669.568169406493" calcext:value-type="float">
            <text:p>669.568169406493</text:p>
          </table:table-cell>
          <table:table-cell office:value-type="float" office:value="0.84297520661157" calcext:value-type="float">
            <text:p>0.84297520661157</text:p>
          </table:table-cell>
          <table:table-cell/>
          <table:table-cell office:value-type="float" office:value="469.8493958" calcext:value-type="float">
            <text:p>469.8493958</text:p>
          </table:table-cell>
          <table:table-cell office:value-type="float" office:value="669.5737915" calcext:value-type="float">
            <text:p>669.5737915</text:p>
          </table:table-cell>
          <table:table-cell table:formula="of:=[.A9]-[.E9]" office:value-type="float" office:value="0.0365832619439175" calcext:value-type="float">
            <text:p>0.0365832619439175</text:p>
          </table:table-cell>
          <table:table-cell table:formula="of:=[.B9]-[.F9]" office:value-type="float" office:value="-0.00562209350709964" calcext:value-type="float">
            <text:p>-0.00562209350709964</text:p>
          </table:table-cell>
        </table:table-row>
        <table:table-row table:style-name="ro2">
          <table:table-cell office:value-type="float" office:value="516.478524743231" calcext:value-type="float">
            <text:p>516.478524743231</text:p>
          </table:table-cell>
          <table:table-cell office:value-type="float" office:value="456.05929038282" calcext:value-type="float">
            <text:p>456.05929038282</text:p>
          </table:table-cell>
          <table:table-cell office:value-type="float" office:value="0.809917355371901" calcext:value-type="float">
            <text:p>0.809917355371901</text:p>
          </table:table-cell>
          <table:table-cell/>
          <table:table-cell office:value-type="float" office:value="516.4268799" calcext:value-type="float">
            <text:p>516.4268799</text:p>
          </table:table-cell>
          <table:table-cell office:value-type="float" office:value="456.0938416" calcext:value-type="float">
            <text:p>456.0938416</text:p>
          </table:table-cell>
          <table:table-cell table:formula="of:=[.A10]-[.E10]" office:value-type="float" office:value="0.0516448432306333" calcext:value-type="float">
            <text:p>0.0516448432306333</text:p>
          </table:table-cell>
          <table:table-cell table:formula="of:=[.B10]-[.F10]" office:value-type="float" office:value="-0.0345512171803648" calcext:value-type="float">
            <text:p>-0.0345512171803648</text:p>
          </table:table-cell>
        </table:table-row>
        <table:table-row table:style-name="ro2">
          <table:table-cell office:value-type="float" office:value="775.968109339408" calcext:value-type="float">
            <text:p>775.968109339408</text:p>
          </table:table-cell>
          <table:table-cell office:value-type="float" office:value="16.6583143507973" calcext:value-type="float">
            <text:p>16.6583143507973</text:p>
          </table:table-cell>
          <table:table-cell office:value-type="float" office:value="0.71900826446281" calcext:value-type="float">
            <text:p>0.71900826446281</text:p>
          </table:table-cell>
          <table:table-cell/>
          <table:table-cell office:value-type="float" office:value="776.0465698" calcext:value-type="float">
            <text:p>776.0465698</text:p>
          </table:table-cell>
          <table:table-cell office:value-type="float" office:value="16.51663589" calcext:value-type="float">
            <text:p>16.51663589</text:p>
          </table:table-cell>
          <table:table-cell table:formula="of:=[.A11]-[.E11]" office:value-type="float" office:value="-0.0784604605922823" calcext:value-type="float">
            <text:p>-0.0784604605922823</text:p>
          </table:table-cell>
          <table:table-cell table:formula="of:=[.B11]-[.F11]" office:value-type="float" office:value="0.141678460797266" calcext:value-type="float">
            <text:p>0.141678460797266</text:p>
          </table:table-cell>
        </table:table-row>
        <table:table-row table:style-name="ro2">
          <table:table-cell office:value-type="float" office:value="409.506633279371" calcext:value-type="float">
            <text:p>409.506633279371</text:p>
          </table:table-cell>
          <table:table-cell office:value-type="float" office:value="294.135120420222" calcext:value-type="float">
            <text:p>294.135120420222</text:p>
          </table:table-cell>
          <table:table-cell office:value-type="float" office:value="0.644628099173554" calcext:value-type="float">
            <text:p>0.644628099173554</text:p>
          </table:table-cell>
          <table:table-cell/>
          <table:table-cell office:value-type="float" office:value="409.4133606" calcext:value-type="float">
            <text:p>409.4133606</text:p>
          </table:table-cell>
          <table:table-cell office:value-type="float" office:value="294.2264709" calcext:value-type="float">
            <text:p>294.2264709</text:p>
          </table:table-cell>
          <table:table-cell table:formula="of:=[.A12]-[.E12]" office:value-type="float" office:value="0.0932726793712391" calcext:value-type="float">
            <text:p>0.0932726793712391</text:p>
          </table:table-cell>
          <table:table-cell table:formula="of:=[.B12]-[.F12]" office:value-type="float" office:value="-0.0913504797780433" calcext:value-type="float">
            <text:p>-0.0913504797780433</text:p>
          </table:table-cell>
        </table:table-row>
        <table:table-row table:style-name="ro2">
          <table:table-cell office:value-type="float" office:value="368.926931106472" calcext:value-type="float">
            <text:p>368.926931106472</text:p>
          </table:table-cell>
          <table:table-cell office:value-type="float" office:value="692.608559498956" calcext:value-type="float">
            <text:p>692.608559498956</text:p>
          </table:table-cell>
          <table:table-cell office:value-type="float" office:value="0.59504132231405" calcext:value-type="float">
            <text:p>0.59504132231405</text:p>
          </table:table-cell>
          <table:table-cell/>
          <table:table-cell office:value-type="float" office:value="368.8813477" calcext:value-type="float">
            <text:p>368.8813477</text:p>
          </table:table-cell>
          <table:table-cell office:value-type="float" office:value="692.6714478" calcext:value-type="float">
            <text:p>692.6714478</text:p>
          </table:table-cell>
          <table:table-cell table:formula="of:=[.A13]-[.E13]" office:value-type="float" office:value="0.0455834064718488" calcext:value-type="float">
            <text:p>0.0455834064718488</text:p>
          </table:table-cell>
          <table:table-cell table:formula="of:=[.B13]-[.F13]" office:value-type="float" office:value="-0.062888301043813" calcext:value-type="float">
            <text:p>-0.062888301043813</text:p>
          </table:table-cell>
        </table:table-row>
        <table:table-row table:style-name="ro2">
          <table:table-cell office:value-type="float" office:value="184.243212669683" calcext:value-type="float">
            <text:p>184.243212669683</text:p>
          </table:table-cell>
          <table:table-cell office:value-type="float" office:value="454.901583710407" calcext:value-type="float">
            <text:p>454.901583710407</text:p>
          </table:table-cell>
          <table:table-cell office:value-type="float" office:value="0.56198347107438" calcext:value-type="float">
            <text:p>0.56198347107438</text:p>
          </table:table-cell>
          <table:table-cell/>
          <table:table-cell office:value-type="float" office:value="184.2606964" calcext:value-type="float">
            <text:p>184.2606964</text:p>
          </table:table-cell>
          <table:table-cell office:value-type="float" office:value="454.9770813" calcext:value-type="float">
            <text:p>454.9770813</text:p>
          </table:table-cell>
          <table:table-cell table:formula="of:=[.A14]-[.E14]" office:value-type="float" office:value="-0.0174837303167408" calcext:value-type="float">
            <text:p>-0.0174837303167408</text:p>
          </table:table-cell>
          <table:table-cell table:formula="of:=[.B14]-[.F14]" office:value-type="float" office:value="-0.0754975895927146" calcext:value-type="float">
            <text:p>-0.0754975895927146</text:p>
          </table:table-cell>
        </table:table-row>
        <table:table-row table:style-name="ro1">
          <table:table-cell office:value-type="float" office:value="599.935637663886" calcext:value-type="float">
            <text:p>599.935637663886</text:p>
          </table:table-cell>
          <table:table-cell office:value-type="float" office:value="221.277711561383" calcext:value-type="float">
            <text:p>221.277711561383</text:p>
          </table:table-cell>
          <table:table-cell office:value-type="float" office:value="0.553719008264463" calcext:value-type="float">
            <text:p>0.553719008264463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416.343031859494" calcext:value-type="float">
            <text:p>416.343031859494</text:p>
          </table:table-cell>
          <table:table-cell office:value-type="float" office:value="530.848526690316" calcext:value-type="float">
            <text:p>530.848526690316</text:p>
          </table:table-cell>
          <table:table-cell office:value-type="float" office:value="0.528925619834711" calcext:value-type="float">
            <text:p>0.528925619834711</text:p>
          </table:table-cell>
          <table:table-cell/>
          <table:table-cell office:value-type="float" office:value="416.4029846" calcext:value-type="float">
            <text:p>416.4029846</text:p>
          </table:table-cell>
          <table:table-cell office:value-type="float" office:value="530.8306885" calcext:value-type="float">
            <text:p>530.8306885</text:p>
          </table:table-cell>
          <table:table-cell table:formula="of:=[.A16]-[.E16]" office:value-type="float" office:value="-0.0599527405064464" calcext:value-type="float">
            <text:p>-0.0599527405064464</text:p>
          </table:table-cell>
          <table:table-cell table:formula="of:=[.B16]-[.F16]" office:value-type="float" office:value="0.0178381903162972" calcext:value-type="float">
            <text:p>0.0178381903162972</text:p>
          </table:table-cell>
        </table:table-row>
        <table:table-row table:style-name="ro1">
          <table:table-cell office:value-type="float" office:value="783.060546875" calcext:value-type="float">
            <text:p>783.060546875</text:p>
          </table:table-cell>
          <table:table-cell office:value-type="float" office:value="292.8828125" calcext:value-type="float">
            <text:p>292.8828125</text:p>
          </table:table-cell>
          <table:table-cell office:value-type="float" office:value="0.495867768595041" calcext:value-type="float">
            <text:p>0.49586776859504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420.727848101266" calcext:value-type="float">
            <text:p>420.727848101266</text:p>
          </table:table-cell>
          <table:table-cell office:value-type="float" office:value="759.93670886076" calcext:value-type="float">
            <text:p>759.93670886076</text:p>
          </table:table-cell>
          <table:table-cell office:value-type="float" office:value="0.495867768595041" calcext:value-type="float">
            <text:p>0.495867768595041</text:p>
          </table:table-cell>
          <table:table-cell/>
          <table:table-cell office:value-type="float" office:value="420.8097534" calcext:value-type="float">
            <text:p>420.8097534</text:p>
          </table:table-cell>
          <table:table-cell office:value-type="float" office:value="759.7503052" calcext:value-type="float">
            <text:p>759.7503052</text:p>
          </table:table-cell>
          <table:table-cell table:formula="of:=[.A18]-[.E18]" office:value-type="float" office:value="-0.0819052987341706" calcext:value-type="float">
            <text:p>-0.0819052987341706</text:p>
          </table:table-cell>
          <table:table-cell table:formula="of:=[.B18]-[.F18]" office:value-type="float" office:value="0.186403660759538" calcext:value-type="float">
            <text:p>0.186403660759538</text:p>
          </table:table-cell>
        </table:table-row>
        <table:table-row table:style-name="ro2">
          <table:table-cell office:value-type="float" office:value="445.183050847458" calcext:value-type="float">
            <text:p>445.183050847458</text:p>
          </table:table-cell>
          <table:table-cell office:value-type="float" office:value="187.949152542373" calcext:value-type="float">
            <text:p>187.949152542373</text:p>
          </table:table-cell>
          <table:table-cell office:value-type="float" office:value="0.479338842975207" calcext:value-type="float">
            <text:p>0.479338842975207</text:p>
          </table:table-cell>
          <table:table-cell/>
          <table:table-cell office:value-type="float" office:value="445.2449036" calcext:value-type="float">
            <text:p>445.2449036</text:p>
          </table:table-cell>
          <table:table-cell office:value-type="float" office:value="187.7680969" calcext:value-type="float">
            <text:p>187.7680969</text:p>
          </table:table-cell>
          <table:table-cell table:formula="of:=[.A19]-[.E19]" office:value-type="float" office:value="-0.061852752542336" calcext:value-type="float">
            <text:p>-0.061852752542336</text:p>
          </table:table-cell>
          <table:table-cell table:formula="of:=[.B19]-[.F19]" office:value-type="float" office:value="0.181055642372883" calcext:value-type="float">
            <text:p>0.181055642372883</text:p>
          </table:table-cell>
        </table:table-row>
        <table:table-row table:style-name="ro1">
          <table:table-cell office:value-type="float" office:value="189.974576271186" calcext:value-type="float">
            <text:p>189.974576271186</text:p>
          </table:table-cell>
          <table:table-cell office:value-type="float" office:value="769.949152542373" calcext:value-type="float">
            <text:p>769.949152542373</text:p>
          </table:table-cell>
          <table:table-cell office:value-type="float" office:value="0.462809917355372" calcext:value-type="float">
            <text:p>0.462809917355372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992.987308089031" calcext:value-type="float">
            <text:p>992.987308089031</text:p>
          </table:table-cell>
          <table:table-cell office:value-type="float" office:value="593.595130710993" calcext:value-type="float">
            <text:p>593.595130710993</text:p>
          </table:table-cell>
          <table:table-cell office:value-type="float" office:value="0.392561983471074" calcext:value-type="float">
            <text:p>0.392561983471074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805.126245847176" calcext:value-type="float">
            <text:p>805.126245847176</text:p>
          </table:table-cell>
          <table:table-cell office:value-type="float" office:value="275.116279069767" calcext:value-type="float">
            <text:p>275.116279069767</text:p>
          </table:table-cell>
          <table:table-cell office:value-type="float" office:value="0.355371900826446" calcext:value-type="float">
            <text:p>0.355371900826446</text:p>
          </table:table-cell>
          <table:table-cell/>
          <table:table-cell office:value-type="float" office:value="805.2659302" calcext:value-type="float">
            <text:p>805.2659302</text:p>
          </table:table-cell>
          <table:table-cell office:value-type="float" office:value="275.1739502" calcext:value-type="float">
            <text:p>275.1739502</text:p>
          </table:table-cell>
          <table:table-cell table:formula="of:=[.A22]-[.E22]" office:value-type="float" office:value="-0.139684352823906" calcext:value-type="float">
            <text:p>-0.139684352823906</text:p>
          </table:table-cell>
          <table:table-cell table:formula="of:=[.B22]-[.F22]" office:value-type="float" office:value="-0.0576711302325634" calcext:value-type="float">
            <text:p>-0.0576711302325634</text:p>
          </table:table-cell>
        </table:table-row>
        <table:table-row table:style-name="ro2">
          <table:table-cell office:value-type="float" office:value="880.828431372549" calcext:value-type="float">
            <text:p>880.828431372549</text:p>
          </table:table-cell>
          <table:table-cell office:value-type="float" office:value="550.75" calcext:value-type="float">
            <text:p>550.75</text:p>
          </table:table-cell>
          <table:table-cell office:value-type="float" office:value="0.330578512396694" calcext:value-type="float">
            <text:p>0.330578512396694</text:p>
          </table:table-cell>
          <table:table-cell/>
          <table:table-cell office:value-type="float" office:value="880.8549194" calcext:value-type="float">
            <text:p>880.8549194</text:p>
          </table:table-cell>
          <table:table-cell office:value-type="float" office:value="550.7548218" calcext:value-type="float">
            <text:p>550.7548218</text:p>
          </table:table-cell>
          <table:table-cell table:formula="of:=[.A23]-[.E23]" office:value-type="float" office:value="-0.0264880274509096" calcext:value-type="float">
            <text:p>-0.0264880274509096</text:p>
          </table:table-cell>
          <table:table-cell table:formula="of:=[.B23]-[.F23]" office:value-type="float" office:value="-0.00482179999994514" calcext:value-type="float">
            <text:p>-0.00482179999994514</text:p>
          </table:table-cell>
        </table:table-row>
        <table:table-row table:style-name="ro1">
          <table:table-cell office:value-type="float" office:value="692.032258064516" calcext:value-type="float">
            <text:p>692.032258064516</text:p>
          </table:table-cell>
          <table:table-cell office:value-type="float" office:value="966.028225806452" calcext:value-type="float">
            <text:p>966.028225806452</text:p>
          </table:table-cell>
          <table:table-cell office:value-type="float" office:value="0.314049586776859" calcext:value-type="float">
            <text:p>0.314049586776859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630.719512195122" calcext:value-type="float">
            <text:p>630.719512195122</text:p>
          </table:table-cell>
          <table:table-cell office:value-type="float" office:value="413.984756097561" calcext:value-type="float">
            <text:p>413.984756097561</text:p>
          </table:table-cell>
          <table:table-cell office:value-type="float" office:value="0.28099173553719" calcext:value-type="float">
            <text:p>0.28099173553719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40.986899563319" calcext:value-type="float">
            <text:p>740.986899563319</text:p>
          </table:table-cell>
          <table:table-cell office:value-type="float" office:value="72.6375545851528" calcext:value-type="float">
            <text:p>72.6375545851528</text:p>
          </table:table-cell>
          <table:table-cell office:value-type="float" office:value="0.239669421487603" calcext:value-type="float">
            <text:p>0.239669421487603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5T23:11:03.242768438</dc:date>
    <meta:editing-duration>PT3M41S</meta:editing-duration>
    <meta:editing-cycles>1</meta:editing-cycles>
    <meta:document-statistic meta:table-count="1" meta:cell-count="146" meta:object-count="0"/>
    <meta:generator>LibreOffice/7.3.7.2$Linux_X86_64 LibreOffice_project/30$Build-2</meta:generator>
  </office:meta>
</office:document-meta>
</file>